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E1F6AC47B4EDABBF3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03cm" fo:min-width="2.201cm"/>
    </style:style>
    <style:style style:name="gr2" style:family="graphic" style:parent-style-name="standard">
      <style:graphic-properties draw:stroke="none" svg:stroke-color="#000000" draw:fill="none" draw:fill-color="#ffffff" fo:min-height="2.833cm"/>
    </style:style>
    <style:style style:name="gr3" style:family="graphic" style:parent-style-name="standard">
      <style:graphic-properties draw:stroke="none" svg:stroke-color="#000000" draw:fill="none" draw:fill-color="#ffffff" fo:min-height="1.45cm"/>
    </style:style>
    <style:style style:name="gr4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fo:min-height="1.75cm"/>
    </style:style>
    <style:style style:name="gr6" style:family="graphic" style:parent-style-name="standard">
      <style:graphic-properties svg:stroke-color="#ee3467" draw:fill-color="#ee3467" draw:textarea-horizontal-align="justify" draw:textarea-vertical-align="middle" draw:auto-grow-height="false" fo:min-height="0.5cm" fo:min-width="3.826cm"/>
    </style:style>
    <style:style style:name="gr7" style:family="graphic" style:parent-style-name="standard">
      <style:graphic-properties svg:stroke-color="#ee3467" draw:fill-color="#ee3467" draw:textarea-horizontal-align="justify" draw:textarea-vertical-align="middle" draw:auto-grow-height="false" fo:min-height="0cm" fo:min-width="4.466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ee3467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7cm" svg:height="3.7cm" svg:x="14cm" svg:y="4.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2" draw:layer="layout" svg:width="2.7cm" svg:height="3.083cm" svg:x="14cm" svg:y="5.7cm">
          <draw:text-box>
            <text:p text:style-name="P1"><text:span text:style-name="T1">API</text:span></text:p>
            <text:p text:style-name="P1"><text:span text:style-name="T1">JAVA</text:span></text:p>
          </draw:text-box>
        </draw:frame>
        <draw:custom-shape draw:style-name="gr1" draw:text-style-name="P1" draw:layer="layout" svg:width="2.7cm" svg:height="3.7cm" svg:x="23cm" svg:y="4.4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text-style-name="P3" draw:layer="layout" svg:width="2.5cm" svg:height="1.7cm" svg:x="23.2cm" svg:y="6.2cm">
          <draw:text-box>
            <text:p><text:span text:style-name="T1">BDD</text:span></text:p>
          </draw:text-box>
        </draw:frame>
        <draw:custom-shape draw:style-name="gr1" draw:text-style-name="P1" draw:layer="layout" svg:width="2.7cm" svg:height="3.7cm" svg:x="6cm" svg:y="4.4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2" draw:layer="layout" svg:width="2.9cm" svg:height="3.083cm" svg:x="5.9cm" svg:y="6.201cm">
          <draw:text-box>
            <text:p text:style-name="P1"><text:span text:style-name="T1">React</text:span></text:p>
          </draw:text-box>
        </draw:frame>
        <draw:line draw:style-name="gr4" draw:text-style-name="P4" draw:layer="layout" svg:x1="11.3cm" svg:y1="8.8cm" svg:x2="11.3cm" svg:y2="1.6cm">
          <text:p/>
        </draw:line>
        <draw:frame draw:style-name="gr5" draw:text-style-name="P5" draw:layer="layout" svg:width="4.8cm" svg:height="2cm" svg:x="11.3cm" svg:y="1.6cm">
          <draw:text-box>
            <text:p text:style-name="P1"><text:span text:style-name="T2">Back-end</text:span></text:p>
          </draw:text-box>
        </draw:frame>
        <draw:frame draw:style-name="gr5" draw:text-style-name="P5" draw:layer="layout" svg:width="4.8cm" svg:height="2cm" svg:x="6.6cm" svg:y="1.6cm">
          <draw:text-box>
            <text:p text:style-name="P1"><text:span text:style-name="T2">Front-end</text:span></text:p>
          </draw:text-box>
        </draw:frame>
        <draw:custom-shape draw:style-name="gr6" draw:text-style-name="P6" draw:layer="layout" svg:width="5.4cm" svg:height="1.5cm" svg:x="8.6cm" svg:y="5.5cm">
          <text:p text:style-name="P1"><text:span text:style-name="T3">HTT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6.2cm" svg:height="0.5cm" svg:x="16.8cm" svg:y="6cm">
          <text:p text:style-name="P1"><text:span text:style-name="T3"/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" draw:layer="layout" svg:width="4.513cm" svg:height="1.692cm" svg:x="9.087cm" svg:y="7.208cm">
          <draw:image xlink:href="Pictures/1000000000000258000000E1F6AC47B4EDABBF3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 Laval</meta:initial-creator>
    <meta:creation-date>2017-12-04T16:19:19.791000000</meta:creation-date>
    <dc:date>2017-12-04T16:27:25.543000000</dc:date>
    <dc:creator>Nico Laval</dc:creator>
    <meta:editing-duration>PT3M5S</meta:editing-duration>
    <meta:editing-cycles>1</meta:editing-cycles>
    <meta:document-statistic meta:object-count="12"/>
    <meta:generator>LibreOffice/5.2.6.2$Windows_X86_64 LibreOffice_project/a3100ed2409ebf1c212f5048fbe377c281438fdc</meta:generator>
  </office:meta>
</office:document-meta>
</file>